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lor_marker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close to center</text:p>
          </table:table-cell>
          <table:table-cell office:value-type="string" calcext:value-type="string">
            <text:p>within marker</text:p>
          </table:table-cell>
          <table:table-cell office:value-type="string" calcext:value-type="string">
            <text:p>outsid mark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71" calcext:value-type="float">
            <text:p>308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6801" calcext:value-type="float">
            <text:p>268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2612" calcext:value-type="float">
            <text:p>326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529" calcext:value-type="float">
            <text:p>305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2250" calcext:value-type="float">
            <text:p>32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6987" calcext:value-type="float">
            <text:p>369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2226" calcext:value-type="float">
            <text:p>322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8450" calcext:value-type="float">
            <text:p>284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094" calcext:value-type="float">
            <text:p>290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2201" calcext:value-type="float">
            <text:p>322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5930" calcext:value-type="float">
            <text:p>359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9163" calcext:value-type="float">
            <text:p>291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099" calcext:value-type="float">
            <text:p>300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034" calcext:value-type="float">
            <text:p>350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0847" calcext:value-type="float">
            <text:p>308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9812" calcext:value-type="float">
            <text:p>298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35954" calcext:value-type="float">
            <text:p>359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3252" calcext:value-type="float">
            <text:p>332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0030" calcext:value-type="float">
            <text:p>300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0973" calcext:value-type="float">
            <text:p>309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3580" calcext:value-type="float">
            <text:p>335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3615" calcext:value-type="float">
            <text:p>436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9355" calcext:value-type="float">
            <text:p>393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4911" calcext:value-type="float">
            <text:p>349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1040" calcext:value-type="float">
            <text:p>310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1348" calcext:value-type="float">
            <text:p>313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9895" calcext:value-type="float">
            <text:p>298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2762" calcext:value-type="float">
            <text:p>327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7276" calcext:value-type="float">
            <text:p>272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6170" calcext:value-type="float">
            <text:p>361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SUM([.F2:.F31])/30" office:value-type="float" office:value="32435.5666666667" calcext:value-type="float">
            <text:p>32435.5666666667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</table:table>
      <table:table table:name="color_marker_har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or marker hard</text:p>
          </table:table-cell>
          <table:table-cell table:number-columns-repeated="3"/>
          <table:table-cell office:value-type="string" calcext:value-type="string">
            <text:p>Marker 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lose to center</text:p>
          </table:table-cell>
          <table:table-cell office:value-type="string" calcext:value-type="string">
            <text:p>within marker</text:p>
          </table:table-cell>
          <table:table-cell office:value-type="string" calcext:value-type="string">
            <text:p>outside mark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6662" calcext:value-type="float">
            <text:p>366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4573" calcext:value-type="float">
            <text:p>345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3987" calcext:value-type="float">
            <text:p>339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6844" calcext:value-type="float">
            <text:p>368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6200" calcext:value-type="float">
            <text:p>36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8326" calcext:value-type="float">
            <text:p>383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9269" calcext:value-type="float">
            <text:p>39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7933" calcext:value-type="float">
            <text:p>379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5981" calcext:value-type="float">
            <text:p>359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4517" calcext:value-type="float">
            <text:p>345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6628" calcext:value-type="float">
            <text:p>366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6293" calcext:value-type="float">
            <text:p>362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5052" calcext:value-type="float">
            <text:p>350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7656" calcext:value-type="float">
            <text:p>376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012" calcext:value-type="float">
            <text:p>33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4822" calcext:value-type="float">
            <text:p>34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39266" calcext:value-type="float">
            <text:p>392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4563" calcext:value-type="float">
            <text:p>445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1292" calcext:value-type="float">
            <text:p>31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2199" calcext:value-type="float">
            <text:p>321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6224" calcext:value-type="float">
            <text:p>362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5129" calcext:value-type="float">
            <text:p>35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4007" calcext:value-type="float">
            <text:p>340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4933" calcext:value-type="float">
            <text:p>349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8320" calcext:value-type="float">
            <text:p>383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4786" calcext:value-type="float">
            <text:p>347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37316" calcext:value-type="float">
            <text:p>373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8533" calcext:value-type="float">
            <text:p>385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38807" calcext:value-type="float">
            <text:p>388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3224" calcext:value-type="float">
            <text:p>432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8812" calcext:value-type="float">
            <text:p>388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7700" calcext:value-type="float">
            <text:p>377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3699" calcext:value-type="float">
            <text:p>5369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0668" calcext:value-type="float">
            <text:p>306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3906" calcext:value-type="float">
            <text:p>339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1716" calcext:value-type="float">
            <text:p>417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42412" calcext:value-type="float">
            <text:p>4241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9326" calcext:value-type="float">
            <text:p>393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36600" calcext:value-type="float">
            <text:p>366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5966" calcext:value-type="float">
            <text:p>459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2764" calcext:value-type="float">
            <text:p>527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8459" calcext:value-type="float">
            <text:p>3845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6860" calcext:value-type="float">
            <text:p>3686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7991" calcext:value-type="float">
            <text:p>479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3408" calcext:value-type="float">
            <text:p>434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52765" calcext:value-type="float">
            <text:p>527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7451" calcext:value-type="float">
            <text:p>37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4473" calcext:value-type="float">
            <text:p>344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40549" calcext:value-type="float">
            <text:p>4054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5662" calcext:value-type="float">
            <text:p>356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0391" calcext:value-type="float">
            <text:p>50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9507" calcext:value-type="float">
            <text:p>395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:.G54])" office:value-type="float" office:value="10" calcext:value-type="float">
            <text:p>10</text:p>
          </table:table-cell>
          <table:table-cell table:formula="of:=SUM([.H3:.H54])" office:value-type="float" office:value="19" calcext:value-type="float">
            <text:p>19</text:p>
          </table:table-cell>
          <table:table-cell table:formula="of:=SUM([.I3:.I54])" office:value-type="float" office:value="17" calcext:value-type="float">
            <text:p>17</text:p>
          </table:table-cell>
          <table:table-cell table:formula="of:=SUM([.J3:.J54])" office:value-type="float" office:value="6" calcext:value-type="float">
            <text:p>6</text:p>
          </table:table-cell>
        </table:table-row>
      </table:table>
      <table:table table:name="thinline_marke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hinline</text:p>
          </table:table-cell>
          <table:table-cell table:number-columns-repeated="3"/>
          <table:table-cell office:value-type="string" calcext:value-type="string">
            <text:p>marker</text:p>
          </table:table-cell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close to center</text:p>
          </table:table-cell>
          <table:table-cell office:value-type="string" calcext:value-type="string">
            <text:p>within marker</text:p>
          </table:table-cell>
          <table:table-cell office:value-type="string" calcext:value-type="string">
            <text:p>outside mark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814" calcext:value-type="float">
            <text:p>21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0501" calcext:value-type="float">
            <text:p>205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1096" calcext:value-type="float">
            <text:p>210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9249" calcext:value-type="float">
            <text:p>292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9210" calcext:value-type="float">
            <text:p>292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8091" calcext:value-type="float">
            <text:p>280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0253" calcext:value-type="float">
            <text:p>20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696" calcext:value-type="float">
            <text:p>206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960" calcext:value-type="float">
            <text:p>209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6484" calcext:value-type="float">
            <text:p>26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5763" calcext:value-type="float">
            <text:p>257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9339" calcext:value-type="float">
            <text:p>19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2148" calcext:value-type="float">
            <text:p>221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1236" calcext:value-type="float">
            <text:p>212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4544" calcext:value-type="float">
            <text:p>245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4989" calcext:value-type="float">
            <text:p>249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0132" calcext:value-type="float">
            <text:p>20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0743" calcext:value-type="float">
            <text:p>207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1556" calcext:value-type="float">
            <text:p>21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9230" calcext:value-type="float">
            <text:p>292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4547" calcext:value-type="float">
            <text:p>245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0355" calcext:value-type="float">
            <text:p>2035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4639" calcext:value-type="float">
            <text:p>246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0309" calcext:value-type="float">
            <text:p>303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6365" calcext:value-type="float">
            <text:p>263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2482" calcext:value-type="float">
            <text:p>224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3378" calcext:value-type="float">
            <text:p>233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8790" calcext:value-type="float">
            <text:p>187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3466" calcext:value-type="float">
            <text:p>234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8701" calcext:value-type="float">
            <text:p>28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1])" office:value-type="float" office:value="21" calcext:value-type="float">
            <text:p>21</text:p>
          </table:table-cell>
          <table:table-cell table:formula="of:=SUM([.I2:.I3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hinline_har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ker</text:p>
          </table:table-cell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close to center</text:p>
          </table:table-cell>
          <table:table-cell office:value-type="string" calcext:value-type="string">
            <text:p>within marker</text:p>
          </table:table-cell>
          <table:table-cell office:value-type="string" calcext:value-type="string">
            <text:p>outside ma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20" calcext:value-type="float">
            <text:p>249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11" calcext:value-type="float">
            <text:p>26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505" calcext:value-type="float">
            <text:p>245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69" calcext:value-type="float">
            <text:p>261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29" calcext:value-type="float">
            <text:p>276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39" calcext:value-type="float">
            <text:p>26239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95" calcext:value-type="float">
            <text:p>255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49" calcext:value-type="float">
            <text:p>306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980" calcext:value-type="float">
            <text:p>269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03" calcext:value-type="float">
            <text:p>30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134" calcext:value-type="float">
            <text:p>28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531" calcext:value-type="float">
            <text:p>305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17" calcext:value-type="float">
            <text:p>34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99" calcext:value-type="float">
            <text:p>288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865" calcext:value-type="float">
            <text:p>298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48" calcext:value-type="float">
            <text:p>3194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64" calcext:value-type="float">
            <text:p>287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59" calcext:value-type="float">
            <text:p>310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081" calcext:value-type="float">
            <text:p>310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135" calcext:value-type="float">
            <text:p>31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058" calcext:value-type="float">
            <text:p>280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420" calcext:value-type="float">
            <text:p>324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659" calcext:value-type="float">
            <text:p>406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441" calcext:value-type="float">
            <text:p>314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56" calcext:value-type="float">
            <text:p>347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672" calcext:value-type="float">
            <text:p>32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205" calcext:value-type="float">
            <text:p>302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95" calcext:value-type="float">
            <text:p>28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57" calcext:value-type="float">
            <text:p>236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46" calcext:value-type="float">
            <text:p>267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57" calcext:value-type="float">
            <text:p>303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121" calcext:value-type="float">
            <text:p>31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226" calcext:value-type="float">
            <text:p>312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284" calcext:value-type="float">
            <text:p>312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729" calcext:value-type="float">
            <text:p>297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727" calcext:value-type="float">
            <text:p>417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878" calcext:value-type="float">
            <text:p>278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839" calcext:value-type="float">
            <text:p>318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720" calcext:value-type="float">
            <text:p>287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217" calcext:value-type="float">
            <text:p>282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48" calcext:value-type="float">
            <text:p>28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969" calcext:value-type="float">
            <text:p>299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324" calcext:value-type="float">
            <text:p>313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102" calcext:value-type="float">
            <text:p>341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400" calcext:value-type="float">
            <text:p>35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537" calcext:value-type="float">
            <text:p>315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527" calcext:value-type="float">
            <text:p>305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886" calcext:value-type="float">
            <text:p>268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672" calcext:value-type="float">
            <text:p>326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240" calcext:value-type="float">
            <text:p>28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654" calcext:value-type="float">
            <text:p>3765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09:10:02.860046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0:14:56.038620397</meta:creation-date>
    <dc:date>2017-12-16T09:26:12.090604362</dc:date>
    <meta:editing-duration>PT20M8S</meta:editing-duration>
    <meta:editing-cycles>3</meta:editing-cycles>
    <meta:generator>LibreOffice/5.1.6.2$Linux_X86_64 LibreOffice_project/10m0$Build-2</meta:generator>
    <meta:document-statistic meta:table-count="4" meta:cell-count="524" meta:object-count="0"/>
  </office:meta>
</office:document-meta>
</file>